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50000011F56CB90D1086F02DF.png" manifest:media-type="image/png"/>
  <manifest:file-entry manifest:full-path="Pictures/10000000000001DA0000019910ACE3765A087B73.jpg" manifest:media-type="image/jpeg"/>
  <manifest:file-entry manifest:full-path="Pictures/100000000000039E00000156CE3DD48C24390B10.png" manifest:media-type="image/png"/>
  <manifest:file-entry manifest:full-path="Pictures/10000000000001DA000001DA7CA01FB38A2E15ED.jpg" manifest:media-type="image/jpeg"/>
  <manifest:file-entry manifest:full-path="Pictures/10000201000005DC000001176F5F2E44E73EC00E.png" manifest:media-type="image/png"/>
  <manifest:file-entry manifest:full-path="Pictures/10000000000000DC0000011DDAB6E493516A8A50.png" manifest:media-type="image/png"/>
  <manifest:file-entry manifest:full-path="Pictures/10000000000001DA0000014A8C9605A029EC6058.jpg" manifest:media-type="image/jpeg"/>
  <manifest:file-entry manifest:full-path="Pictures/10000000000000560000005562A8EF79B3E0DC32.png" manifest:media-type="image/png"/>
  <manifest:file-entry manifest:full-path="Pictures/10000000000001DA00000128B896364C5E7DB0D2.jpg" manifest:media-type="image/jpeg"/>
  <manifest:file-entry manifest:full-path="Pictures/100000000000020D000001028F43067C0E4228E7.jpg" manifest:media-type="image/jpeg"/>
  <manifest:file-entry manifest:full-path="Pictures/10000000000001DA000000F82BA2366C02CB8DCA.jpg" manifest:media-type="image/jpeg"/>
  <manifest:file-entry manifest:full-path="Pictures/100000000000067D00000199C4FCAB84714956DB.png" manifest:media-type="image/png"/>
  <manifest:file-entry manifest:full-path="Pictures/10000000000003E8000000F6ED73B22B555294AE.png" manifest:media-type="image/png"/>
  <manifest:file-entry manifest:full-path="Pictures/10000000000001DA0000009FF92ED59C1149CAB7.png" manifest:media-type="image/png"/>
  <manifest:file-entry manifest:full-path="Pictures/10000000000005540000029690958774A16EAD29.png" manifest:media-type="image/png"/>
  <manifest:file-entry manifest:full-path="Pictures/10000000000001130000008566FCA7C936B42D6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1.972cm" fo:min-width="19.185cm"/>
    </style:style>
    <style:style style:name="gr2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02cm" fo:min-width="11.882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eeeeee" draw:textarea-horizontal-align="justify" draw:textarea-vertical-align="middle" draw:auto-grow-height="false" fo:min-height="7.053cm" fo:min-width="19.18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6.1cm" fo:min-width="5.215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6.1cm" fo:min-width="5.167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6.1cm" fo:min-width="4.897cm"/>
      <style:paragraph-properties style:writing-mode="lr-tb"/>
    </style:style>
    <style:style style:name="gr9" style:family="graphic" style:parent-style-name="standard">
      <style:graphic-properties draw:fill="solid" draw:fill-color="#eeeeee" draw:textarea-horizontal-align="justify" draw:textarea-vertical-align="middle" draw:auto-grow-height="false" fo:min-height="0.703cm" fo:min-width="3.628cm"/>
      <style:paragraph-properties style:writing-mode="lr-tb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1.972cm" fo:min-width="19.185cm"/>
    </style:style>
    <style:style style:name="gr11" style:family="graphic" style:parent-style-name="standard">
      <style:graphic-properties draw:stroke="none" svg:stroke-color="#000000" draw:fill="none" draw:fill-color="#ffffff" fo:min-height="1.499cm"/>
      <style:paragraph-properties style:writing-mode="lr-tb"/>
    </style:style>
    <style:style style:name="gr12" style:family="graphic" style:parent-style-name="standard">
      <style:graphic-properties draw:fill="solid" draw:fill-color="#eeeeee" draw:textarea-horizontal-align="justify" draw:textarea-vertical-align="middle" draw:auto-grow-height="false" fo:min-height="1.654cm" fo:min-width="19.185cm"/>
    </style:style>
    <style:style style:name="gr13" style:family="graphic" style:parent-style-name="standard">
      <style:graphic-properties draw:fill="solid" draw:fill-color="#dddddd" draw:textarea-horizontal-align="justify" draw:textarea-vertical-align="middle" draw:auto-grow-height="false" fo:min-height="1.972cm" fo:min-width="0.467cm"/>
      <style:paragraph-properties style:writing-mode="lr-tb"/>
    </style:style>
    <style:style style:name="gr14" style:family="graphic" style:parent-style-name="standard">
      <style:graphic-properties draw:fill="solid" draw:fill-color="#dddddd" draw:textarea-horizontal-align="justify" draw:textarea-vertical-align="middle" draw:auto-grow-height="false" fo:min-height="1.972cm" fo:min-width="1.405cm"/>
      <style:paragraph-properties style:writing-mode="lr-tb"/>
    </style:style>
    <style:style style:name="gr15" style:family="graphic" style:parent-style-name="standard">
      <style:graphic-properties draw:marker-start="Arrowheads_20_5" draw:marker-start-width="0.3cm" draw:textarea-vertical-align="middle"/>
    </style:style>
    <style:style style:name="gr16" style:family="graphic" style:parent-style-name="standard">
      <style:graphic-properties draw:marker-start="Arrowheads_20_6" draw:marker-start-width="0.3cm" draw:textarea-vertical-align="middle"/>
    </style:style>
    <style:style style:name="gr17" style:family="graphic" style:parent-style-name="standard">
      <style:graphic-properties draw:marker-start="Arrowheads_20_7" draw:marker-start-width="0.3cm" draw:textarea-vertical-align="middle"/>
    </style:style>
    <style:style style:name="gr18" style:family="graphic" style:parent-style-name="standard">
      <style:graphic-properties draw:marker-start="Arrowheads_20_8" draw:marker-start-width="0.3cm" draw:textarea-vertical-align="middle"/>
    </style:style>
    <style:style style:name="gr19" style:family="graphic" style:parent-style-name="standard">
      <style:graphic-properties draw:marker-start="Arrowheads_20_10" draw:marker-start-width="0.3cm" draw:textarea-vertical-align="middl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1" style:family="graphic" style:parent-style-name="standard">
      <style:graphic-properties draw:stroke="none" draw:fill="none" fo:min-height="0.713cm"/>
      <style:paragraph-properties style:writing-mode="lr-tb"/>
    </style:style>
    <style:style style:name="gr22" style:family="graphic" style:parent-style-name="standard">
      <style:graphic-properties draw:fill="solid" draw:fill-color="#eeeeee" draw:textarea-horizontal-align="justify" draw:textarea-vertical-align="middle" draw:auto-grow-height="false" fo:min-height="1.337cm" fo:min-width="11.317cm"/>
      <style:paragraph-properties style:writing-mode="lr-tb"/>
    </style:style>
    <style:style style:name="gr23" style:family="graphic" style:parent-style-name="objectwithoutfill">
      <style:graphic-properties draw:marker-end="Arrowheads_20_11" draw:marker-end-width="0.3cm" draw:fill="none" draw:textarea-vertical-align="middle"/>
    </style:style>
    <style:style style:name="gr24" style:family="graphic" style:parent-style-name="standard">
      <style:graphic-properties draw:fill="solid" draw:fill-color="#eeeeee" draw:textarea-horizontal-align="justify" draw:textarea-vertical-align="middle" draw:auto-grow-height="false" fo:min-height="1.337cm" fo:min-width="4.263cm"/>
      <style:paragraph-properties style:writing-mode="lr-tb"/>
    </style:style>
    <style:style style:name="gr25" style:family="graphic" style:parent-style-name="standard">
      <style:graphic-properties draw:stroke="dash" draw:stroke-dash="Long_20_Dash" svg:stroke-width="0.102cm" draw:marker-start-width="0.356cm" draw:marker-end-width="0.356cm" draw:fill-color="#ffffff" draw:textarea-horizontal-align="justify" draw:textarea-vertical-align="middle" draw:auto-grow-height="false" fo:min-height="24.6cm" fo:min-width="40.673cm" fo:padding-top="0.176cm" fo:padding-bottom="0.176cm" fo:padding-left="0.301cm" fo:padding-right="0.301cm"/>
    </style:style>
    <style:style style:name="gr26" style:family="graphic" style:parent-style-name="standard">
      <style:graphic-properties draw:stroke="dash" draw:stroke-dash="Long_20_Dot" draw:fill="solid" draw:fill-color="#ffffff" draw:textarea-horizontal-align="justify" draw:textarea-vertical-align="middle" draw:auto-grow-height="false" fo:min-height="21.123cm" fo:min-width="16.09cm"/>
    </style:style>
    <style:style style:name="gr27" style:family="graphic" style:parent-style-name="standard">
      <style:graphic-properties draw:stroke="dash" draw:stroke-dash="Long_20_Dot" draw:fill-color="#ffffff" draw:textarea-horizontal-align="justify" draw:textarea-vertical-align="middle" draw:auto-grow-height="false" fo:min-height="6.1cm" fo:min-width="14.422cm"/>
      <style:paragraph-properties style:writing-mode="lr-tb"/>
    </style:style>
    <style:style style:name="gr28" style:family="graphic" style:parent-style-name="standard">
      <style:graphic-properties draw:stroke="dash" draw:stroke-dash="Long_20_Dot" draw:fill-color="#ffffff" draw:textarea-horizontal-align="justify" draw:textarea-vertical-align="middle" draw:auto-grow-height="false" fo:min-height="6.1cm" fo:min-width="14.444cm"/>
      <style:paragraph-properties style:writing-mode="lr-tb"/>
    </style:style>
    <style:style style:name="gr29" style:family="graphic" style:parent-style-name="standard">
      <style:graphic-properties draw:stroke="dash" draw:stroke-dash="Long_20_Dot" draw:fill-color="#ffffff" draw:textarea-horizontal-align="justify" draw:textarea-vertical-align="middle" draw:auto-grow-height="false" fo:min-height="7.858cm" fo:min-width="3.799cm"/>
    </style:style>
    <style:style style:name="gr30" style:family="graphic" style:parent-style-name="standard">
      <style:graphic-properties draw:stroke="dash" draw:stroke-dash="Long_20_Dot" draw:fill-color="#ffffff" draw:textarea-horizontal-align="justify" draw:textarea-vertical-align="middle" draw:auto-grow-height="false" fo:min-height="2.042cm" fo:min-width="26.785cm"/>
    </style:style>
    <style:style style:name="gr31" style:family="graphic" style:parent-style-name="standard">
      <style:graphic-properties draw:stroke="dash" draw:stroke-dash="Long_20_Dot" draw:fill-color="#ffffff" draw:textarea-horizontal-align="justify" draw:textarea-vertical-align="middle" draw:auto-grow-height="false" fo:min-height="7.702cm" fo:min-width="5.231cm"/>
    </style:style>
    <style:style style:name="gr32" style:family="graphic" style:parent-style-name="standard">
      <style:graphic-properties draw:stroke="none" draw:fill="none" fo:min-height="2.134cm"/>
      <style:paragraph-properties style:writing-mode="lr-tb"/>
    </style:style>
    <style:style style:name="gr33" style:family="graphic" style:parent-style-name="standard">
      <style:graphic-properties draw:stroke="dash" draw:stroke-dash="Long_20_Dash" svg:stroke-width="0.102cm" draw:marker-start-width="0.356cm" draw:marker-end-width="0.356cm" draw:fill-color="#ffffff" draw:textarea-horizontal-align="justify" draw:textarea-vertical-align="middle" draw:auto-grow-height="false" fo:min-height="24.73cm" fo:min-width="5.113cm" fo:padding-top="0.176cm" fo:padding-bottom="0.176cm" fo:padding-left="0.301cm" fo:padding-right="0.301cm"/>
    </style:style>
    <style:style style:name="gr34" style:family="graphic" style:parent-style-name="standard">
      <style:graphic-properties draw:fill-color="#aadcf7" draw:textarea-horizontal-align="justify" draw:textarea-vertical-align="middle" draw:auto-grow-height="false" fo:min-height="3.189cm" fo:min-width="4.21cm"/>
      <style:paragraph-properties style:writing-mode="lr-tb"/>
    </style:style>
    <style:style style:name="gr3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withoutfill">
      <style:graphic-properties svg:stroke-width="0.051cm" draw:marker-start-width="0.279cm" draw:marker-end="Arrowheads_20_23" draw:marker-end-width="0.381cm" draw:fill="none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draw:fill="none" fo:min-height="1.423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755cm" fo:min-width="1.088cm"/>
    </style:style>
    <style:style style:name="gr39" style:family="graphic" style:parent-style-name="objectwithoutfill">
      <style:graphic-properties draw:marker-end="Arrowheads_20_24" draw:marker-end-width="0.3cm" draw:fill="none" draw:textarea-vertical-align="middle"/>
    </style:style>
    <style:style style:name="gr40" style:family="graphic" style:parent-style-name="objectwithoutfill">
      <style:graphic-properties draw:marker-end="Arrowheads_20_25" draw:marker-end-width="0.3cm" draw:fill="none" draw:textarea-vertical-align="middle"/>
    </style:style>
    <style:style style:name="gr41" style:family="graphic" style:parent-style-name="objectwithoutfill">
      <style:graphic-properties draw:marker-end="Arrowheads_20_26" draw:marker-end-width="0.3cm" draw:fill="none" draw:textarea-vertical-align="middle"/>
    </style:style>
    <style:style style:name="gr42" style:family="graphic" style:parent-style-name="objectwithoutfill">
      <style:graphic-properties svg:stroke-width="0.051cm" draw:marker-start="Arrow" draw:marker-start-width="0.381cm" draw:marker-end="Arrow" draw:marker-end-width="0.381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dash" draw:stroke-dash="Long_20_Dot" draw:fill-color="#ffffff" draw:textarea-horizontal-align="justify" draw:textarea-vertical-align="middle" draw:auto-grow-height="false" fo:min-height="1.756cm" fo:min-width="4.827cm"/>
    </style:style>
    <style:style style:name="gr44" style:family="graphic" style:parent-style-name="standard">
      <style:graphic-properties draw:stroke="dash" draw:stroke-dash="Long_20_Dot" draw:fill-color="#ffffff" draw:textarea-horizontal-align="justify" draw:textarea-vertical-align="middle" draw:auto-grow-height="false" fo:min-height="1.756cm" fo:min-width="7.367cm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0.611cm" fo:min-width="4.806cm"/>
      <style:paragraph-properties style:writing-mode="lr-tb"/>
    </style:style>
    <style:style style:name="gr46" style:family="graphic" style:parent-style-name="standard">
      <style:graphic-properties draw:stroke="dash" draw:stroke-dash="Long_20_Dot" draw:fill-color="#ffffff" draw:textarea-horizontal-align="justify" draw:textarea-vertical-align="middle" draw:auto-grow-height="false" fo:min-height="3.476cm" fo:min-width="5.449cm"/>
    </style:style>
    <style:style style:name="gr47" style:family="graphic" style:parent-style-name="objectwithoutfill">
      <style:graphic-properties draw:marker-end="Arrow" draw:marker-end-width="0.3cm" draw:fill="none" draw:textarea-vertical-align="middle"/>
    </style:style>
    <style:style style:name="gr48" style:family="graphic" style:parent-style-name="standard">
      <style:graphic-properties draw:stroke="dash" draw:stroke-dash="Long_20_Dot" draw:fill-color="#ffffff" draw:textarea-horizontal-align="justify" draw:textarea-vertical-align="middle" draw:auto-grow-height="false" fo:min-height="1.757cm" fo:min-width="4.999cm"/>
    </style:style>
    <style:style style:name="gr49" style:family="graphic" style:parent-style-name="standard">
      <style:graphic-properties draw:stroke="none" draw:fill="none" fo:min-height="1.741cm"/>
      <style:paragraph-properties style:writing-mode="lr-tb"/>
    </style:style>
    <style:style style:name="gr50" style:family="graphic" style:parent-style-name="standard">
      <style:graphic-properties draw:stroke="none" draw:fill="none" fo:min-height="0.87cm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fo:font-size="11pt" style:font-size-asian="18pt" style:font-size-complex="18pt"/>
    </style:style>
    <style:style style:name="P7" style:family="paragraph">
      <loext:graphic-properties draw:fill="solid" draw:fill-color="#eeeeee"/>
      <style:paragraph-properties fo:text-align="center" style:writing-mode="lr-tb"/>
      <style:text-properties fo:font-size="11pt" style:font-size-asian="18pt" style:font-size-complex="18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dddddd"/>
      <style:paragraph-properties fo:text-align="center" style:writing-mode="lr-tb"/>
    </style:style>
    <style:style style:name="P10" style:family="paragraph">
      <style:paragraph-properties fo:text-align="center" style:writing-mode="lr-tb"/>
      <style:text-properties fo:font-size="13pt" style:font-size-asian="18pt" style:font-size-complex="18pt"/>
    </style:style>
    <style:style style:name="P11" style:family="paragraph">
      <loext:graphic-properties draw:fill="solid" draw:fill-color="#dddddd"/>
      <style:paragraph-properties fo:text-align="center" style:writing-mode="lr-tb"/>
      <style:text-properties fo:font-size="13pt" style:font-size-asian="18pt" style:font-size-complex="18pt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="solid" draw:fill-color="#eeeeee"/>
      <style:paragraph-properties fo:text-align="center" style:writing-mode="lr-tb"/>
    </style:style>
    <style:style style:name="P16" style:family="paragraph">
      <style:paragraph-properties fo:text-align="center" style:writing-mode="lr-tb"/>
      <style:text-properties fo:font-size="14pt" style:font-size-asian="18pt" style:font-size-complex="18pt"/>
    </style:style>
    <style:style style:name="P17" style:family="paragraph">
      <loext:graphic-properties draw:fill="solid" draw:fill-color="#eeeeee"/>
      <style:paragraph-properties fo:text-align="center" style:writing-mode="lr-tb"/>
      <style:text-properties fo:font-size="14pt" style:font-size-asian="18pt" style:font-size-complex="18pt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text-properties fo:font-size="18pt" fo:font-weight="bold" style:font-size-asian="18pt" style:font-size-complex="18pt"/>
    </style:style>
    <style:style style:name="P20" style:family="paragraph">
      <loext:graphic-properties draw:fill="none"/>
      <style:paragraph-properties style:writing-mode="lr-tb"/>
      <style:text-properties fo:font-size="18pt" fo:font-weight="bold" style:font-size-asian="18pt" style:font-size-complex="18pt"/>
    </style:style>
    <style:style style:name="P21" style:family="paragraph">
      <loext:graphic-properties draw:fill-color="#aadcf7"/>
      <style:paragraph-properties fo:text-align="center"/>
    </style:style>
    <style:style style:name="P22" style:family="paragraph">
      <style:paragraph-properties fo:text-align="center"/>
      <style:text-properties fo:font-size="14pt" style:font-size-asian="18pt" style:font-size-complex="18pt"/>
    </style:style>
    <style:style style:name="P23" style:family="paragraph">
      <loext:graphic-properties draw:fill-color="#ffffff"/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13pt" style:font-size-asian="18pt" style:font-size-complex="18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685cm" svg:height="2.222cm" svg:x="6.397cm" svg:y="4.34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397cm" svg:height="1.27cm" svg:x="1cm" svg:y="4.98cm">
          <draw:text-box>
            <text:p>Service Gateway</text:p>
          </draw:text-box>
        </draw:frame>
        <draw:custom-shape draw:style-name="gr3" draw:text-style-name="P4" draw:layer="layout" svg:width="12.382cm" svg:height="1.27cm" svg:x="9.89cm" svg:y="4.662cm">
          <text:p text:style-name="P3">Gateway Service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026cm" svg:height="1.202cm" svg:x="11.795cm" svg:y="4.73cm">
          <draw:image xlink:href="Pictures/10000000000000F50000011F56CB90D1086F02DF.png" xlink:type="simple" xlink:show="embed" xlink:actuate="onLoad" draw:mime-type="image/png">
            <text:p/>
          </draw:image>
        </draw:frame>
        <draw:frame draw:style-name="gr2" draw:text-style-name="P2" draw:layer="layout" svg:width="5.397cm" svg:height="1.27cm" svg:x="1cm" svg:y="10.807cm">
          <draw:text-box>
            <text:p>Micro-services</text:p>
          </draw:text-box>
        </draw:frame>
        <draw:custom-shape draw:style-name="gr5" draw:text-style-name="P1" draw:layer="layout" svg:width="19.685cm" svg:height="7.303cm" svg:x="6.397cm" svg:y="10.1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15cm" svg:height="6.35cm" svg:x="7.35cm" svg:y="10.49cm">
          <text:p text:style-name="P3">Board Service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667cm" svg:height="6.35cm" svg:x="13.748cm" svg:y="10.49cm">
          <text:p text:style-name="P3">User Service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397cm" svg:height="6.35cm" svg:x="20.05cm" svg:y="10.49cm">
          <text:p text:style-name="P3">Identity Service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685cm" svg:height="2.222cm" svg:x="6.397cm" svg:y="1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382cm" svg:height="1.27cm" svg:x="9.89cm" svg:y="1.635cm">
          <text:p text:style-name="P3">Web SPA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122cm" svg:height="0.968cm" svg:x="11.83cm" svg:y="1.837cm">
          <draw:image xlink:href="Pictures/10000000000001DA0000019910ACE3765A087B73.jpg" xlink:type="simple" xlink:show="embed" xlink:actuate="onLoad" draw:mime-type="image/jpeg">
            <text:p/>
          </draw:image>
        </draw:frame>
        <draw:custom-shape draw:style-name="gr9" draw:text-style-name="P7" draw:layer="layout" svg:width="4.128cm" svg:height="0.953cm" svg:x="8.167cm" svg:y="11.242cm">
          <text:p text:style-name="P6"><text:span text:style-name="T1">User Interfac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8.167cm" svg:y="12.412cm">
          <text:p text:style-name="P6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8.167cm" svg:y="13.582cm">
          <text:p text:style-name="P6"><text:span text:style-name="T1">Domai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8.167cm" svg:y="14.735cm">
          <text:p text:style-name="P6"><text:span text:style-name="T1">Infrastructur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14.365cm" svg:y="11.141cm">
          <text:p text:style-name="P6"><text:span text:style-name="T1">User Interfac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14.365cm" svg:y="12.311cm">
          <text:p text:style-name="P6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14.365cm" svg:y="13.481cm">
          <text:p text:style-name="P6"><text:span text:style-name="T1">Domai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14.365cm" svg:y="14.634cm">
          <text:p text:style-name="P6"><text:span text:style-name="T1">Infrastructur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0.762cm" svg:y="11.141cm">
          <text:p text:style-name="P6"><text:span text:style-name="T1">User Interfac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0.762cm" svg:y="12.311cm">
          <text:p text:style-name="P6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0.762cm" svg:y="13.481cm">
          <text:p text:style-name="P6"><text:span text:style-name="T1">Domai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0.762cm" svg:y="14.634cm">
          <text:p text:style-name="P6"><text:span text:style-name="T1">Infrastructure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397cm" svg:height="1.27cm" svg:x="1cm" svg:y="18.745cm">
          <draw:text-box>
            <text:p>Infrastructure</text:p>
          </draw:text-box>
        </draw:frame>
        <draw:custom-shape draw:style-name="gr10" draw:text-style-name="P8" draw:layer="layout" svg:width="19.685cm" svg:height="2.222cm" svg:x="6.397cm" svg:y="18.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382cm" svg:height="1.27cm" svg:x="9.89cm" svg:y="4.662cm">
          <text:p text:style-name="P3">Gateway Service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026cm" svg:height="1.202cm" svg:x="11.795cm" svg:y="4.73cm">
          <draw:image xlink:href="Pictures/10000000000000F50000011F56CB90D1086F02DF.png" xlink:type="simple" xlink:show="embed" xlink:actuate="onLoad" draw:mime-type="image/png">
            <text:p/>
          </draw:image>
        </draw:frame>
        <draw:frame draw:style-name="gr4" draw:text-style-name="P5" draw:layer="layout" svg:width="1.387cm" svg:height="0.512cm" svg:x="7.55cm" svg:y="16.01cm">
          <draw:image xlink:href="Pictures/100000000000039E00000156CE3DD48C24390B10.png" xlink:type="simple" xlink:show="embed" xlink:actuate="onLoad" draw:mime-type="image/png">
            <text:p/>
          </draw:image>
        </draw:frame>
        <draw:frame draw:style-name="gr4" draw:text-style-name="P5" draw:layer="layout" svg:width="0.804cm" svg:height="0.804cm" svg:x="14.017cm" svg:y="15.887cm">
          <draw:image xlink:href="Pictures/10000000000001DA000001DA7CA01FB38A2E15ED.jpg" xlink:type="simple" xlink:show="embed" xlink:actuate="onLoad" draw:mime-type="image/jpeg">
            <text:p/>
          </draw:image>
        </draw:frame>
        <draw:frame draw:style-name="gr4" draw:text-style-name="P5" draw:layer="layout" svg:width="1.44cm" svg:height="1.002cm" svg:x="20.197cm" svg:y="15.838cm">
          <draw:image xlink:href="Pictures/10000000000001DA0000014A8C9605A029EC6058.jpg" xlink:type="simple" xlink:show="embed" xlink:actuate="onLoad" draw:mime-type="image/jpeg">
            <text:p/>
          </draw:image>
        </draw:frame>
        <draw:frame draw:style-name="gr11" draw:text-style-name="P2" draw:layer="layout" svg:width="9.207cm" svg:height="1.749cm" svg:x="1cm" svg:y="7.506cm">
          <draw:text-box>
            <text:p>Service R/D</text:p>
          </draw:text-box>
        </draw:frame>
        <draw:custom-shape draw:style-name="gr12" draw:text-style-name="P1" draw:layer="layout" svg:width="19.685cm" svg:height="1.904cm" svg:x="6.397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382cm" svg:height="1.27cm" svg:x="9.89cm" svg:y="7.549cm">
          <text:p text:style-name="P3">Service Register&amp;Discovery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736cm" svg:height="0.953cm" svg:x="11.16cm" svg:y="7.667cm">
          <draw:image xlink:href="Pictures/10000000000000DC0000011DDAB6E493516A8A50.png" xlink:type="simple" xlink:show="embed" xlink:actuate="onLoad" draw:mime-type="image/png">
            <text:p/>
          </draw:image>
        </draw:frame>
        <draw:custom-shape draw:style-name="gr13" draw:text-style-name="P9" draw:layer="layout" svg:width="0.967cm" svg:height="2.222cm" svg:x="6.383cm" svg:y="18.13cm">
          <text:p text:style-name="P3">D</text:p>
          <text:p text:style-name="P3">B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79cm" svg:height="1.905cm" svg:x="7.598cm" svg:y="18.145cm">
          <draw:image xlink:href="Pictures/100000000000020D000001028F43067C0E4228E7.jpg" xlink:type="simple" xlink:show="embed" xlink:actuate="onLoad" draw:mime-type="image/jpeg">
            <text:p/>
          </draw:image>
        </draw:frame>
        <draw:custom-shape draw:style-name="gr14" draw:text-style-name="P9" draw:layer="layout" svg:width="1.905cm" svg:height="2.222cm" svg:x="10.83cm" svg:y="18.12cm">
          <text:p text:style-name="P3">Cache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56cm" svg:height="1.598cm" svg:x="13.065cm" svg:y="18.452cm">
          <draw:image xlink:href="Pictures/10000000000001DA00000128B896364C5E7DB0D2.jpg" xlink:type="simple" xlink:show="embed" xlink:actuate="onLoad" draw:mime-type="image/jpeg">
            <text:p/>
          </draw:image>
        </draw:frame>
        <draw:custom-shape draw:style-name="gr14" draw:text-style-name="P11" draw:layer="layout" svg:width="1.905cm" svg:height="2.222cm" svg:x="15.681cm" svg:y="18.12cm">
          <text:p text:style-name="P10"><text:span text:style-name="T2">Container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314cm" svg:height="1.211cm" svg:x="17.736cm" svg:y="18.521cm">
          <draw:image xlink:href="Pictures/10000000000001DA000000F82BA2366C02CB8DCA.jpg" xlink:type="simple" xlink:show="embed" xlink:actuate="onLoad" draw:mime-type="image/jpeg">
            <text:p/>
          </draw:image>
        </draw:frame>
        <draw:custom-shape draw:style-name="gr14" draw:text-style-name="P11" draw:layer="layout" svg:width="1.905cm" svg:height="2.222cm" svg:x="20.691cm" svg:y="18.12cm">
          <text:p text:style-name="P10"><text:span text:style-name="T2">Message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845cm" svg:height="0.529cm" svg:x="22.802cm" svg:y="18.78cm">
          <draw:image xlink:href="Pictures/10000201000005DC000001176F5F2E44E73EC00E.png" xlink:type="simple" xlink:show="embed" xlink:actuate="onLoad" draw:mime-type="image/png">
            <text:p/>
          </draw:image>
        </draw:frame>
        <draw:line draw:style-name="gr15" draw:text-style-name="P12" draw:layer="layout" svg:x1="15.606cm" svg:y1="10.175cm" svg:x2="15.605cm" svg:y2="9.255cm">
          <text:p/>
        </draw:line>
        <draw:line draw:style-name="gr16" draw:text-style-name="P12" draw:layer="layout" svg:x1="20.051cm" svg:y1="10.175cm" svg:x2="15.605cm" svg:y2="9.255cm">
          <text:p/>
        </draw:line>
        <draw:line draw:style-name="gr17" draw:text-style-name="P12" draw:layer="layout" svg:x1="10.525cm" svg:y1="10.207cm" svg:x2="15.605cm" svg:y2="9.255cm">
          <text:p/>
        </draw:line>
        <draw:line draw:style-name="gr18" draw:text-style-name="P12" draw:layer="layout" svg:x1="15.922cm" svg:y1="4.175cm" svg:x2="15.922cm" svg:y2="3.54cm">
          <text:p/>
        </draw:line>
        <draw:line draw:style-name="gr19" draw:text-style-name="P12" draw:layer="layout" svg:x1="15.922cm" svg:y1="7.35cm" svg:x2="15.922cm" svg:y2="6.715cm">
          <text:p/>
        </draw:line>
        <draw:frame draw:style-name="gr2" draw:text-style-name="P2" draw:layer="layout" svg:width="5.397cm" svg:height="1.27cm" svg:x="0.683cm" svg:y="0cm">
          <draw:text-box>
            <text:p>V1</text:p>
          </draw:text-box>
        </draw:frame>
      </draw:page>
      <draw:page draw:name="page2" draw:style-name="dp1" draw:master-page-name="Default">
        <draw:frame draw:style-name="gr2" draw:text-style-name="P2" draw:layer="layout" svg:width="5.397cm" svg:height="1.27cm" svg:x="10.632cm" svg:y="4.175cm">
          <draw:text-box>
            <text:p>Service Gateway</text:p>
          </draw:text-box>
        </draw:frame>
        <draw:custom-shape draw:style-name="gr5" draw:text-style-name="P1" xml:id="id2" draw:id="id2" draw:layer="layout" svg:width="19.685cm" svg:height="7.303cm" svg:x="5.832cm" svg:y="6.9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15cm" svg:height="6.35cm" svg:x="6.785cm" svg:y="7.697cm">
          <text:p text:style-name="P3">Board Service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667cm" svg:height="6.35cm" svg:x="13.183cm" svg:y="7.697cm">
          <text:p text:style-name="P3">User Service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397cm" svg:height="6.35cm" svg:x="19.485cm" svg:y="7.697cm">
          <text:p text:style-name="P3">Identity Service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frame draw:style-name="gr20" draw:text-style-name="P13" draw:layer="layout" svg:width="2.225cm" svg:height="1.92cm" svg:x="6.077cm" svg:y="1.635cm">
          <draw:image xlink:href="Pictures/10000000000001DA0000019910ACE3765A087B73.jpg" xlink:type="simple" xlink:show="embed" xlink:actuate="onLoad" draw:mime-type="image/jpeg">
            <text:p text:style-name="P12"/>
            <text:p text:style-name="P12"/>
            <text:p text:style-name="P12"/>
          </draw:image>
        </draw:frame>
        <draw:custom-shape draw:style-name="gr9" draw:text-style-name="P7" draw:layer="layout" svg:width="4.128cm" svg:height="0.953cm" svg:x="7.602cm" svg:y="8.449cm">
          <text:p text:style-name="P6"><text:span text:style-name="T1">User Interfac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7.602cm" svg:y="9.619cm">
          <text:p text:style-name="P6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7.602cm" svg:y="10.789cm">
          <text:p text:style-name="P6"><text:span text:style-name="T1">Domai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7.602cm" svg:y="11.942cm">
          <text:p text:style-name="P6"><text:span text:style-name="T1">Infrastructur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13.8cm" svg:y="8.348cm">
          <text:p text:style-name="P6"><text:span text:style-name="T1">User Interfac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13.8cm" svg:y="9.518cm">
          <text:p text:style-name="P6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13.8cm" svg:y="10.688cm">
          <text:p text:style-name="P6"><text:span text:style-name="T1">Domai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13.8cm" svg:y="11.841cm">
          <text:p text:style-name="P6"><text:span text:style-name="T1">Infrastructur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0.197cm" svg:y="8.348cm">
          <text:p text:style-name="P6"><text:span text:style-name="T1">User Interfac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0.197cm" svg:y="9.518cm">
          <text:p text:style-name="P6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0.197cm" svg:y="10.688cm">
          <text:p text:style-name="P6"><text:span text:style-name="T1">Domai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0.197cm" svg:y="11.841cm">
          <text:p text:style-name="P6"><text:span text:style-name="T1">Infrastructure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397cm" svg:height="1.27cm" svg:x="0.983cm" svg:y="18.345cm">
          <draw:text-box>
            <text:p>Infrastructure</text:p>
          </draw:text-box>
        </draw:frame>
        <draw:custom-shape draw:style-name="gr10" draw:text-style-name="P8" draw:layer="layout" svg:width="19.685cm" svg:height="2.222cm" svg:x="5.832cm" svg:y="17.675cm">
          <text:p/>
          <draw:enhanced-geometry svg:viewBox="0 0 21600 21600" draw:type="rectangle" draw:enhanced-path="M 0 0 L 21600 0 21600 21600 0 21600 0 0 Z N"/>
        </draw:custom-shape>
        <draw:frame draw:style-name="gr20" draw:text-style-name="P13" draw:layer="layout" svg:width="2.168cm" svg:height="2.54cm" svg:x="12.002cm" svg:y="1.317cm">
          <draw:image xlink:href="Pictures/10000000000000F50000011F56CB90D1086F02DF.png" xlink:type="simple" xlink:show="embed" xlink:actuate="onLoad" draw:mime-type="image/png">
            <text:p text:style-name="P12"/>
            <text:p text:style-name="P12"/>
            <text:p text:style-name="P12"/>
            <text:p text:style-name="P12"/>
            <text:p text:style-name="P12"/>
          </draw:image>
        </draw:frame>
        <draw:frame draw:style-name="gr4" draw:text-style-name="P5" draw:layer="layout" svg:width="1.387cm" svg:height="0.512cm" svg:x="6.985cm" svg:y="13.217cm">
          <draw:image xlink:href="Pictures/100000000000039E00000156CE3DD48C24390B10.png" xlink:type="simple" xlink:show="embed" xlink:actuate="onLoad" draw:mime-type="image/png">
            <text:p/>
          </draw:image>
        </draw:frame>
        <draw:frame draw:style-name="gr4" draw:text-style-name="P5" draw:layer="layout" svg:width="0.804cm" svg:height="0.804cm" svg:x="13.452cm" svg:y="13.094cm">
          <draw:image xlink:href="Pictures/10000000000001DA000001DA7CA01FB38A2E15ED.jpg" xlink:type="simple" xlink:show="embed" xlink:actuate="onLoad" draw:mime-type="image/jpeg">
            <text:p/>
          </draw:image>
        </draw:frame>
        <draw:frame draw:style-name="gr4" draw:text-style-name="P5" draw:layer="layout" svg:width="1.44cm" svg:height="1.002cm" svg:x="19.632cm" svg:y="13.045cm">
          <draw:image xlink:href="Pictures/10000000000001DA0000014A8C9605A029EC6058.jpg" xlink:type="simple" xlink:show="embed" xlink:actuate="onLoad" draw:mime-type="image/jpeg">
            <text:p/>
          </draw:image>
        </draw:frame>
        <draw:custom-shape draw:style-name="gr13" draw:text-style-name="P9" draw:layer="layout" svg:width="0.967cm" svg:height="2.222cm" svg:x="5.818cm" svg:y="17.695cm">
          <text:p text:style-name="P3">D</text:p>
          <text:p text:style-name="P3">B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79cm" svg:height="1.905cm" svg:x="6.833cm" svg:y="17.71cm">
          <draw:image xlink:href="Pictures/100000000000020D000001028F43067C0E4228E7.jpg" xlink:type="simple" xlink:show="embed" xlink:actuate="onLoad" draw:mime-type="image/jpeg">
            <text:p/>
          </draw:image>
        </draw:frame>
        <draw:custom-shape draw:style-name="gr14" draw:text-style-name="P9" draw:layer="layout" svg:width="1.905cm" svg:height="2.222cm" svg:x="10.265cm" svg:y="17.685cm">
          <text:p text:style-name="P3">Cache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56cm" svg:height="1.598cm" svg:x="12.4cm" svg:y="18.017cm">
          <draw:image xlink:href="Pictures/10000000000001DA00000128B896364C5E7DB0D2.jpg" xlink:type="simple" xlink:show="embed" xlink:actuate="onLoad" draw:mime-type="image/jpeg">
            <text:p/>
          </draw:image>
        </draw:frame>
        <draw:custom-shape draw:style-name="gr14" draw:text-style-name="P11" draw:layer="layout" svg:width="1.905cm" svg:height="2.222cm" svg:x="15.116cm" svg:y="17.685cm">
          <text:p text:style-name="P10"><text:span text:style-name="T2">Container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314cm" svg:height="1.211cm" svg:x="17.171cm" svg:y="18.086cm">
          <draw:image xlink:href="Pictures/10000000000001DA000000F82BA2366C02CB8DCA.jpg" xlink:type="simple" xlink:show="embed" xlink:actuate="onLoad" draw:mime-type="image/jpeg">
            <text:p/>
          </draw:image>
        </draw:frame>
        <draw:custom-shape draw:style-name="gr14" draw:text-style-name="P11" draw:layer="layout" svg:width="1.905cm" svg:height="2.222cm" svg:x="20.126cm" svg:y="17.685cm">
          <text:p text:style-name="P10"><text:span text:style-name="T2">Search</text:span></text:p>
          <draw:enhanced-geometry svg:viewBox="0 0 21600 21600" draw:type="rectangle" draw:enhanced-path="M 0 0 L 21600 0 21600 21600 0 21600 0 0 Z N"/>
        </draw:custom-shape>
        <draw:line draw:style-name="gr19" draw:text-style-name="P12" draw:layer="layout" svg:x1="11.985cm" svg:y1="2.587cm" svg:x2="8.175cm" svg:y2="2.587cm">
          <text:p/>
        </draw:line>
        <draw:frame draw:style-name="gr2" draw:text-style-name="P2" draw:layer="layout" svg:width="5.397cm" svg:height="1.27cm" svg:x="5.217cm" svg:y="4.175cm">
          <draw:text-box>
            <text:p>Web App(Vue)</text:p>
          </draw:text-box>
        </draw:frame>
        <draw:frame draw:style-name="gr4" draw:text-style-name="P5" draw:layer="layout" svg:width="2.216cm" svg:height="2.87cm" svg:x="19.104cm" svg:y="1.305cm">
          <draw:image xlink:href="Pictures/10000000000000DC0000011DDAB6E493516A8A50.png" xlink:type="simple" xlink:show="embed" xlink:actuate="onLoad" draw:mime-type="image/png">
            <text:p/>
          </draw:image>
        </draw:frame>
        <draw:frame draw:style-name="gr21" draw:text-style-name="P14" xml:id="id1" draw:id="id1" draw:layer="layout" svg:width="8.355cm" svg:height="0.963cm" svg:x="16.282cm" svg:y="4.175cm">
          <draw:text-box>
            <text:p>Service Register&amp;Discovery</text:p>
          </draw:text-box>
        </draw:frame>
        <draw:line draw:style-name="gr19" draw:text-style-name="P12" draw:layer="layout" svg:x1="19.287cm" svg:y1="2.587cm" svg:x2="14.842cm" svg:y2="2.587cm">
          <text:p/>
        </draw:line>
        <draw:custom-shape draw:style-name="gr22" draw:text-style-name="P15" draw:layer="layout" svg:width="11.817cm" svg:height="1.587cm" svg:x="13.7cm" svg:y="15.535cm">
          <text:p text:style-name="P3">Event Bus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845cm" svg:height="0.529cm" svg:x="22.037cm" svg:y="15.558cm">
          <draw:image xlink:href="Pictures/10000201000005DC000001176F5F2E44E73EC00E.png" xlink:type="simple" xlink:show="embed" xlink:actuate="onLoad" draw:mime-type="image/png">
            <text:p/>
          </draw:image>
        </draw:frame>
        <draw:frame draw:style-name="gr4" draw:text-style-name="P5" draw:layer="layout" svg:width="1.518cm" svg:height="0.794cm" svg:x="10.981cm" svg:y="13.106cm">
          <draw:image xlink:href="Pictures/10000000000001DA000000F82BA2366C02CB8DCA.jpg" xlink:type="simple" xlink:show="embed" xlink:actuate="onLoad" draw:mime-type="image/jpeg">
            <text:p/>
          </draw:image>
        </draw:frame>
        <draw:frame draw:style-name="gr2" draw:text-style-name="P2" draw:layer="layout" svg:width="5.397cm" svg:height="1.27cm" svg:x="1cm" svg:y="9.09cm">
          <draw:text-box>
            <text:p>Micro-services</text:p>
          </draw:text-box>
        </draw:frame>
        <draw:frame draw:style-name="gr4" draw:text-style-name="P5" draw:layer="layout" svg:width="2.995cm" svg:height="0.738cm" svg:x="22.242cm" svg:y="18.31cm">
          <draw:image xlink:href="Pictures/100000000000067D00000199C4FCAB84714956DB.png" xlink:type="simple" xlink:show="embed" xlink:actuate="onLoad" draw:mime-type="image/png">
            <text:p/>
          </draw:image>
        </draw:frame>
        <draw:line draw:style-name="gr17" draw:text-style-name="P12" draw:layer="layout" svg:x1="13.7cm" svg:y1="16.44cm" svg:x2="10.525cm" svg:y2="16.44cm">
          <text:p/>
        </draw:line>
        <draw:line draw:style-name="gr17" draw:text-style-name="P12" draw:layer="layout" svg:x1="19.345cm" svg:y1="14.27cm" svg:x2="19.345cm" svg:y2="15.54cm">
          <text:p/>
        </draw:line>
        <draw:frame draw:style-name="gr4" draw:text-style-name="P5" draw:layer="layout" svg:width="1.948cm" svg:height="0.479cm" svg:x="11.082cm" svg:y="15.726cm">
          <draw:image xlink:href="Pictures/10000000000003E8000000F6ED73B22B555294AE.png" xlink:type="simple" xlink:show="embed" xlink:actuate="onLoad" draw:mime-type="image/png">
            <text:p/>
          </draw:image>
        </draw:frame>
        <draw:frame draw:style-name="gr4" draw:text-style-name="P5" draw:layer="layout" svg:width="1.905cm" svg:height="0.639cm" svg:x="1.635cm" svg:y="2.27cm">
          <draw:image xlink:href="Pictures/10000000000001DA0000009FF92ED59C1149CAB7.png" xlink:type="simple" xlink:show="embed" xlink:actuate="onLoad" draw:mime-type="image/png">
            <text:p/>
          </draw:image>
        </draw:frame>
        <draw:connector draw:style-name="gr23" draw:text-style-name="P5" draw:layer="layout" svg:x1="20.459cm" svg:y1="5.138cm" svg:x2="15.674cm" svg:y2="6.979cm" draw:start-shape="id1" draw:start-glue-point="2" draw:end-shape="id2" draw:end-glue-point="0" svg:d="M20459 5138v920h-4785v921" svg:viewBox="0 0 4786 1842">
          <text:p/>
        </draw:connector>
        <draw:line draw:style-name="gr19" draw:text-style-name="P12" draw:layer="layout" svg:x1="6.08cm" svg:y1="2.587cm" svg:x2="3.857cm" svg:y2="2.587cm">
          <text:p/>
        </draw:line>
        <draw:frame draw:style-name="gr2" draw:text-style-name="P2" draw:layer="layout" svg:width="5.397cm" svg:height="1.27cm" svg:x="0.684cm" svg:y="0cm">
          <draw:text-box>
            <text:p>V2</text:p>
          </draw:text-box>
        </draw:frame>
        <draw:custom-shape draw:style-name="gr24" draw:text-style-name="P17" draw:layer="layout" svg:width="4.763cm" svg:height="1.587cm" svg:x="5.762cm" svg:y="15.505cm">
          <text:p text:style-name="P16"><text:span text:style-name="T3">Integration Events</text:span></text:p>
          <draw:enhanced-geometry svg:viewBox="0 0 21600 21600" draw:type="rectangle" draw:enhanced-path="M 0 0 L 21600 0 21600 21600 0 21600 0 0 Z N"/>
        </draw:custom-shape>
        <draw:line draw:style-name="gr17" draw:text-style-name="P12" draw:layer="layout" svg:x1="8.42cm" svg:y1="15.505cm" svg:x2="8.42cm" svg:y2="14.335cm">
          <text:p/>
        </draw:line>
      </draw:page>
      <draw:page draw:name="page3" draw:style-name="dp1" draw:master-page-name="Default">
        <draw:custom-shape draw:style-name="gr25" draw:text-style-name="P18" draw:layer="layout" svg:width="41.275cm" svg:height="24.952cm" svg:x="10.207cm" svg:y="1.76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xml:id="id4" draw:id="id4" draw:layer="layout" svg:width="16.59cm" svg:height="21.373cm" svg:x="23.697cm" svg:y="1.98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4.922cm" svg:height="6.35cm" svg:x="24.87cm" svg:y="2.94cm">
          <text:p text:style-name="P3"/>
          <text:p text:style-name="P3"><text:span text:style-name="T4">Board Service</text:span>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14.944cm" svg:height="6.35cm" svg:x="24.848cm" svg:y="9.674cm">
          <text:p text:style-name="P3"/>
          <text:p text:style-name="P3"><text:span text:style-name="T4">User Service</text:span>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4.922cm" svg:height="6.35cm" svg:x="24.87cm" svg:y="16.87cm">
          <text:p text:style-name="P3"/>
          <text:p text:style-name="P3"><text:span text:style-name="T4">Identity Service</text:span>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5.687cm" svg:y="4.492cm">
          <text:p text:style-name="P6"><text:span text:style-name="T1">User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4.128cm" svg:height="0.953cm" svg:x="25.687cm" svg:y="5.662cm">
          <text:p text:style-name="P6"><text:span text:style-name="T1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4.128cm" svg:height="0.953cm" svg:x="25.687cm" svg:y="6.832cm">
          <text:p text:style-name="P6"><text:span text:style-name="T1">Do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4.128cm" svg:height="0.953cm" svg:x="25.687cm" svg:y="7.985cm">
          <text:p text:style-name="P6"><text:span text:style-name="T1">Infrastruc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4.128cm" svg:height="0.953cm" svg:x="25.465cm" svg:y="11.325cm">
          <text:p text:style-name="P6"><text:span text:style-name="T1">User Interfac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5.465cm" svg:y="12.495cm">
          <text:p text:style-name="P6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5.465cm" svg:y="13.665cm">
          <text:p text:style-name="P6"><text:span text:style-name="T1">Domai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5.465cm" svg:y="14.818cm">
          <text:p text:style-name="P6"><text:span text:style-name="T1">Infrastructur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5.504cm" svg:y="18.239cm">
          <text:p text:style-name="P6"><text:span text:style-name="T1">User Interfac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5.505cm" svg:y="19.409cm">
          <text:p text:style-name="P6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5.504cm" svg:y="20.679cm">
          <text:p text:style-name="P6"><text:span text:style-name="T1">Domai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5.522cm" svg:y="21.949cm">
          <text:p text:style-name="P6"><text:span text:style-name="T1">Infrastructure</text:span></text:p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4.763cm" svg:height="8.572cm" svg:x="10.842cm" svg:y="8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3" draw:layer="layout" svg:width="2.804cm" svg:height="3.285cm" svg:x="11.997cm" svg:y="11.05cm">
          <draw:image xlink:href="Pictures/10000000000000F50000011F56CB90D1086F02DF.png" xlink:type="simple" xlink:show="embed" xlink:actuate="onLoad" draw:mime-type="image/png">
            <text:p text:style-name="P12"/>
            <text:p text:style-name="P12"/>
            <text:p text:style-name="P12"/>
            <text:p text:style-name="P12"/>
            <text:p text:style-name="P12"/>
          </draw:image>
        </draw:frame>
        <draw:frame draw:style-name="gr4" draw:text-style-name="P5" draw:layer="layout" svg:width="2.105cm" svg:height="0.777cm" svg:x="25.787cm" svg:y="3.08cm">
          <draw:image xlink:href="Pictures/100000000000039E00000156CE3DD48C24390B10.png" xlink:type="simple" xlink:show="embed" xlink:actuate="onLoad" draw:mime-type="image/png">
            <text:p/>
          </draw:image>
        </draw:frame>
        <draw:frame draw:style-name="gr4" draw:text-style-name="P5" draw:layer="layout" svg:width="1.217cm" svg:height="1.217cm" svg:x="25.5cm" svg:y="9.779cm">
          <draw:image xlink:href="Pictures/10000000000001DA000001DA7CA01FB38A2E15ED.jpg" xlink:type="simple" xlink:show="embed" xlink:actuate="onLoad" draw:mime-type="image/jpeg">
            <text:p/>
          </draw:image>
        </draw:frame>
        <draw:frame draw:style-name="gr4" draw:text-style-name="P5" draw:layer="layout" svg:width="1.688cm" svg:height="1.175cm" svg:x="25.505cm" svg:y="16.97cm">
          <draw:image xlink:href="Pictures/10000000000001DA0000014A8C9605A029EC6058.jpg" xlink:type="simple" xlink:show="embed" xlink:actuate="onLoad" draw:mime-type="image/jpeg">
            <text:p/>
          </draw:image>
        </draw:frame>
        <draw:custom-shape draw:style-name="gr30" draw:text-style-name="P18" draw:layer="layout" svg:width="27.533cm" svg:height="2.54cm" svg:x="23.632cm" svg:y="23.7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397cm" svg:height="1.27cm" svg:x="23.733cm" svg:y="24.06cm">
          <draw:text-box>
            <text:p>Infrastructure</text:p>
          </draw:text-box>
        </draw:frame>
        <draw:frame draw:style-name="gr4" draw:text-style-name="P5" draw:layer="layout" svg:width="2.56cm" svg:height="1.598cm" svg:x="32.055cm" svg:y="5.194cm">
          <draw:image xlink:href="Pictures/10000000000001DA00000128B896364C5E7DB0D2.jpg" xlink:type="simple" xlink:show="embed" xlink:actuate="onLoad" draw:mime-type="image/jpeg">
            <text:p/>
          </draw:image>
        </draw:frame>
        <draw:custom-shape draw:style-name="gr31" draw:text-style-name="P18" xml:id="id3" draw:id="id3" draw:layer="layout" svg:width="6.351cm" svg:height="8.572cm" svg:x="15.922cm" svg:y="8.4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.71cm" svg:height="3.51cm" svg:x="17.657cm" svg:y="11.142cm">
          <draw:image xlink:href="Pictures/10000000000000DC0000011DDAB6E493516A8A50.png" xlink:type="simple" xlink:show="embed" xlink:actuate="onLoad" draw:mime-type="image/png">
            <text:p/>
          </draw:image>
        </draw:frame>
        <draw:frame draw:style-name="gr32" draw:text-style-name="P20" draw:layer="layout" svg:width="6.568cm" svg:height="2.384cm" svg:x="15.922cm" svg:y="8.645cm">
          <draw:text-box>
            <text:p text:style-name="P19"><text:span text:style-name="T4">Service </text:span></text:p>
            <text:p text:style-name="P19"><text:span text:style-name="T4">Register&amp;Discovery</text:span></text:p>
          </draw:text-box>
        </draw:frame>
        <draw:frame draw:style-name="gr4" draw:text-style-name="P5" draw:layer="layout" svg:width="4.608cm" svg:height="2.41cm" svg:x="10.525cm" svg:y="2.082cm">
          <draw:image xlink:href="Pictures/10000000000001DA000000F82BA2366C02CB8DCA.jpg" xlink:type="simple" xlink:show="embed" xlink:actuate="onLoad" draw:mime-type="image/jpeg">
            <text:p/>
          </draw:image>
        </draw:frame>
        <draw:line draw:style-name="gr17" draw:text-style-name="P12" draw:layer="layout" svg:x1="30.585cm" svg:y1="15.917cm" svg:x2="30.585cm" svg:y2="16.87cm">
          <text:p/>
        </draw:line>
        <draw:frame draw:style-name="gr4" draw:text-style-name="P5" draw:layer="layout" svg:width="1.004cm" svg:height="0.993cm" svg:x="23.777cm" svg:y="2.082cm">
          <draw:image xlink:href="Pictures/10000000000000560000005562A8EF79B3E0DC32.png" xlink:type="simple" xlink:show="embed" xlink:actuate="onLoad" draw:mime-type="image/png">
            <text:p/>
          </draw:image>
        </draw:frame>
        <draw:custom-shape draw:style-name="gr33" draw:text-style-name="P18" draw:layer="layout" svg:width="5.715cm" svg:height="25.082cm" svg:x="3.857cm" svg:y="1.6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397cm" svg:height="1.27cm" svg:x="0.683cm" svg:y="1.765cm">
          <draw:text-box>
            <text:p>V3</text:p>
          </draw:text-box>
        </draw:frame>
        <draw:frame draw:style-name="gr4" draw:text-style-name="P5" draw:layer="layout" svg:width="3.697cm" svg:height="1.24cm" svg:x="4.477cm" svg:y="2.3cm">
          <draw:image xlink:href="Pictures/10000000000001DA0000009FF92ED59C1149CAB7.png" xlink:type="simple" xlink:show="embed" xlink:actuate="onLoad" draw:mime-type="image/png">
            <text:p/>
          </draw:image>
        </draw:frame>
        <draw:frame draw:style-name="gr2" draw:text-style-name="P2" draw:layer="layout" svg:width="5.397cm" svg:height="1.27cm" svg:x="4.175cm" svg:y="10.032cm">
          <draw:text-box>
            <text:p>Web App(SPA)</text:p>
          </draw:text-box>
        </draw:frame>
        <draw:custom-shape draw:style-name="gr34" draw:text-style-name="P21" draw:layer="layout" svg:width="5.08cm" svg:height="3.809cm" svg:x="3.857cm" svg:y="10.986cm">
          <text:p text:style-name="P1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397cm" svg:height="1.27cm" svg:x="3.958cm" svg:y="15.012cm">
          <draw:text-box>
            <text:p><text:s text:c="8"/>Vue</text:p>
          </draw:text-box>
        </draw:frame>
        <draw:frame draw:style-name="gr35" draw:text-style-name="P12" draw:layer="layout" svg:width="4.496cm" svg:height="2.858cm" svg:x="4.124cm" svg:y="11.302cm">
          <draw:image xlink:href="Pictures/10000000000005540000029690958774A16EAD29.png" xlink:type="simple" xlink:show="embed" xlink:actuate="onLoad" draw:mime-type="image/png">
            <text:p/>
          </draw:image>
        </draw:frame>
        <draw:line draw:style-name="gr36" draw:text-style-name="P5" draw:layer="layout" svg:x1="8.937cm" svg:y1="12.572cm" svg:x2="11.795cm" svg:y2="12.572cm">
          <text:p/>
        </draw:line>
        <draw:frame draw:style-name="gr37" draw:text-style-name="P20" draw:layer="layout" svg:width="3.81cm" svg:height="1.673cm" svg:x="11.477cm" svg:y="8.715cm">
          <draw:text-box>
            <text:p text:style-name="P19"><text:span text:style-name="T4">Gateway</text:span></text:p>
          </draw:text-box>
        </draw:frame>
        <draw:custom-shape draw:style-name="gr38" draw:text-style-name="P12" draw:layer="layout" svg:width="1.587cm" svg:height="1.905cm" svg:x="32.173cm" svg:y="6.7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8" draw:text-style-name="P12" draw:layer="layout" svg:width="1.587cm" svg:height="1.905cm" svg:x="32.172cm" svg:y="13.6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39" draw:text-style-name="P5" draw:layer="layout" svg:x1="29.95cm" svg:y1="8.297cm" svg:x2="32.172cm" svg:y2="8.297cm">
          <text:p/>
        </draw:line>
        <draw:line draw:style-name="gr40" draw:text-style-name="P5" draw:layer="layout" svg:x1="29.632cm" svg:y1="15.282cm" svg:x2="32.172cm" svg:y2="15.282cm">
          <text:p/>
        </draw:line>
        <draw:frame draw:style-name="gr4" draw:text-style-name="P5" draw:layer="layout" svg:width="2.54cm" svg:height="1.247cm" svg:x="31.797cm" svg:y="12.218cm">
          <draw:image xlink:href="Pictures/100000000000020D000001028F43067C0E4228E7.jpg" xlink:type="simple" xlink:show="embed" xlink:actuate="onLoad" draw:mime-type="image/jpeg">
            <text:p/>
          </draw:image>
        </draw:frame>
        <draw:line draw:style-name="gr41" draw:text-style-name="P5" draw:layer="layout" svg:x1="29.95cm" svg:y1="6.075cm" svg:x2="31.855cm" svg:y2="6.075cm">
          <text:p/>
        </draw:line>
        <draw:connector draw:style-name="gr42" draw:text-style-name="P5" draw:layer="layout" draw:type="line" svg:x1="22.273cm" svg:y1="12.701cm" svg:x2="23.697cm" svg:y2="12.668cm" draw:start-shape="id3" draw:start-glue-point="1" draw:end-shape="id4" svg:d="M22273 12701l1424-33" svg:viewBox="0 0 1425 34">
          <text:p/>
        </draw:connector>
        <draw:custom-shape draw:style-name="gr43" draw:text-style-name="P18" draw:layer="layout" svg:width="5.543cm" svg:height="2.222cm" svg:x="30.382cm" svg:y="23.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.919cm" svg:height="1.822cm" svg:x="31.117cm" svg:y="24.26cm">
          <draw:image xlink:href="Pictures/10000000000001DA00000128B896364C5E7DB0D2.jpg" xlink:type="simple" xlink:show="embed" xlink:actuate="onLoad" draw:mime-type="image/jpeg">
            <text:p/>
          </draw:image>
        </draw:frame>
        <draw:custom-shape draw:style-name="gr44" draw:text-style-name="P18" draw:layer="layout" svg:width="8.083cm" svg:height="2.222cm" svg:x="36.732cm" svg:y="23.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5.093cm" svg:height="1.255cm" svg:x="37.15cm" svg:y="24.448cm">
          <draw:image xlink:href="Pictures/100000000000067D00000199C4FCAB84714956DB.png" xlink:type="simple" xlink:show="embed" xlink:actuate="onLoad" draw:mime-type="image/png">
            <text:p/>
          </draw:image>
        </draw:frame>
        <draw:custom-shape draw:style-name="gr45" draw:text-style-name="P23" xml:id="id8" draw:id="id8" draw:layer="layout" svg:width="5.398cm" svg:height="0.953cm" svg:x="34.077cm" svg:y="6.709cm">
          <text:p text:style-name="P22"><text:span text:style-name="T3">Boar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xml:id="id5" draw:id="id5" draw:layer="layout" svg:width="5.398cm" svg:height="0.953cm" svg:x="34.077cm" svg:y="7.662cm">
          <text:p text:style-name="P22"><text:span text:style-name="T3">Integration Ev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8" xml:id="id6" draw:id="id6" draw:layer="layout" svg:width="6.351cm" svg:height="4.128cm" svg:x="43.501cm" svg:y="15.9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14" draw:layer="layout" svg:width="6.133cm" svg:height="1.673cm" svg:x="43.819cm" svg:y="16.552cm">
          <draw:text-box>
            <text:p>Publish Event Job</text:p>
          </draw:text-box>
        </draw:frame>
        <draw:frame draw:style-name="gr4" draw:text-style-name="P5" draw:layer="layout" svg:width="3.237cm" svg:height="0.796cm" svg:x="44.71cm" svg:y="18.14cm">
          <draw:image xlink:href="Pictures/10000000000003E8000000F6ED73B22B555294AE.png" xlink:type="simple" xlink:show="embed" xlink:actuate="onLoad" draw:mime-type="image/png">
            <text:p/>
          </draw:image>
        </draw:frame>
        <draw:connector draw:style-name="gr47" draw:text-style-name="P5" draw:layer="layout" draw:line-skew="0.527cm" svg:x1="39.475cm" svg:y1="8.138cm" svg:x2="43.501cm" svg:y2="17.981cm" draw:start-shape="id5" draw:start-glue-point="1" draw:end-shape="id6" draw:end-glue-point="3" svg:d="M39475 8138h2540v9843h1486" svg:viewBox="0 0 4027 9844">
          <text:p/>
        </draw:connector>
        <draw:frame draw:style-name="gr35" draw:text-style-name="P12" draw:layer="layout" svg:width="9.524cm" svg:height="4.605cm" draw:transform="skewX (0.000174532925199433) rotate (1.5711453926453) translate (44.077cm 14.647cm)">
          <draw:image xlink:href="Pictures/10000000000001130000008566FCA7C936B42D69.png" xlink:type="simple" xlink:show="embed" xlink:actuate="onLoad" draw:mime-type="image/png">
            <text:p/>
          </draw:image>
        </draw:frame>
        <draw:frame draw:style-name="gr4" draw:text-style-name="P5" draw:layer="layout" svg:width="2.845cm" svg:height="0.529cm" svg:x="47.913cm" svg:y="9.262cm">
          <draw:image xlink:href="Pictures/10000201000005DC000001176F5F2E44E73EC00E.png" xlink:type="simple" xlink:show="embed" xlink:actuate="onLoad" draw:mime-type="image/png">
            <text:p/>
          </draw:image>
        </draw:frame>
        <draw:line draw:style-name="gr47" draw:text-style-name="P5" draw:layer="layout" svg:x1="46.46cm" svg:y1="15.917cm" svg:x2="46.46cm" svg:y2="14.647cm">
          <text:p/>
        </draw:line>
        <draw:custom-shape draw:style-name="gr48" draw:text-style-name="P18" xml:id="id7" draw:id="id7" draw:layer="layout" svg:width="5.715cm" svg:height="2.223cm" svg:x="43.445cm" svg:y="2.8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" draw:layer="layout" svg:x1="43.445cm" svg:y1="3.933cm" svg:x2="39.475cm" svg:y2="7.185cm" draw:start-shape="id7" draw:start-glue-point="3" draw:end-shape="id8" draw:end-glue-point="1" svg:d="M43445 3933h-1985v3252h-1985" svg:viewBox="0 0 3971 3253">
          <text:p/>
        </draw:connector>
        <draw:frame draw:style-name="gr49" draw:text-style-name="P20" draw:layer="layout" svg:width="6.133cm" svg:height="1.991cm" draw:transform="rotate (-1.5707963267949) translate (47.99cm 10.424cm)">
          <draw:text-box>
            <text:p text:style-name="P19"><text:span text:style-name="T4">Event Bus</text:span></text:p>
          </draw:text-box>
        </draw:frame>
        <draw:frame draw:style-name="gr50" draw:text-style-name="P14" draw:layer="layout" svg:width="4.745cm" svg:height="1.12cm" svg:x="43.88cm" svg:y="3.372cm">
          <draw:text-box>
            <text:p>Event Handler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3.5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19T20:42:36.483000000</meta:creation-date>
    <dc:date>2022-08-27T23:24:21.039000000</dc:date>
    <meta:editing-duration>PT2H3M2S</meta:editing-duration>
    <meta:editing-cycles>37</meta:editing-cycles>
    <meta:generator>LibreOffice/7.1.2.2$Windows_X86_64 LibreOffice_project/8a45595d069ef5570103caea1b71cc9d82b2aae4</meta:generator>
    <meta:document-statistic meta:object-count="163"/>
  </office:meta>
</office:document-meta>
</file>